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style style:name="T1" style:family="text">
      <style:text-properties officeooo:rsid="000ddd34"/>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1">From </text:span>ChatGPT:</text:p>
      <text:p text:style-name="Text_20_body"/>
      <text:p text:style-name="Text_20_body">The provided SQL script seems to be designed to compare data between multiple linked tables, calculating a checksum and row count for each table and checking for discrepancies in those values. The goal is to ensure the integrity and consistency of the data across different database links. Below is a breakdown of the script's key functionality and flow:</text:p>
      <text:h text:style-name="Heading_20_3" text:outline-level="3">Purpose:</text:h>
      <text:list text:style-name="L1">
        <text:list-item>
          <text:p text:style-name="P2">The script is designed to compare tables from different database links by calculating a checksum (based on a list of fields) and a row count for each table.</text:p>
        </text:list-item>
        <text:list-item>
          <text:p text:style-name="P1">It will report whether the tables have the same data or if there are discrepancies in checksums and row counts.</text:p>
        </text:list-item>
      </text:list>
      <text:h text:style-name="Heading_20_3" text:outline-level="3">Key Variables:</text:h>
      <text:list text:style-name="L2">
        <text:list-item>
          <text:p text:style-name="P4"><text:span text:style-name="Strong_20_Emphasis">@FieldList</text:span>: A list of fields to be used in the checksum calculation. This is defined as a parameter and should be populated with the relevant fields from the tables you're comparing.</text:p>
        </text:list-item>
        <text:list-item>
          <text:p text:style-name="P4"><text:span text:style-name="Strong_20_Emphasis">@DbLinkTABLE</text:span>: A temporary table to hold information about the database links, including the name of the database link, checksum, row count, and result.</text:p>
        </text:list-item>
        <text:list-item>
          <text:p text:style-name="P4"><text:span text:style-name="Strong_20_Emphasis">@checksum</text:span>: Holds the checksum value for the current table.</text:p>
        </text:list-item>
        <text:list-item>
          <text:p text:style-name="P4"><text:span text:style-name="Strong_20_Emphasis">@count</text:span>: Holds the row count for the current table.</text:p>
        </text:list-item>
        <text:list-item>
          <text:p text:style-name="P4"><text:span text:style-name="Strong_20_Emphasis">@result</text:span>: Will be set to 'OK', 'ERROR !!', or 'UNKNOWN' depending on whether there are discrepancies between checksums and row counts.</text:p>
        </text:list-item>
        <text:list-item>
          <text:p text:style-name="P4"><text:span text:style-name="Strong_20_Emphasis">@pos</text:span>: A counter used to iterate over each database link in the table.</text:p>
        </text:list-item>
        <text:list-item>
          <text:p text:style-name="P3"><text:span text:style-name="Strong_20_Emphasis">@countDbLink</text:span>: The number of database links in the temporary table.</text:p>
        </text:list-item>
      </text:list>
      <text:h text:style-name="Heading_20_3" text:outline-level="3">Process Overview:</text:h>
      <text:list text:style-name="L3">
        <text:list-item>
          <text:p text:style-name="P6"><text:span text:style-name="Strong_20_Emphasis">Field List Output</text:span>: The script first prints the field list used for checksum calculation.</text:p>
        </text:list-item>
        <text:list-item>
          <text:p text:style-name="P6"><text:span text:style-name="Strong_20_Emphasis">Error Handling</text:span>: A <text:span text:style-name="Source_20_Text">TRY...CATCH</text:span> block is used for error handling.</text:p>
        </text:list-item>
        <text:list-item>
          <text:p text:style-name="P6"><text:span text:style-name="Strong_20_Emphasis">Loop Through Links</text:span>: A <text:span text:style-name="Source_20_Text">WHILE</text:span> loop is used to iterate over each database link in the <text:span text:style-name="Source_20_Text">@DbLinkTABLE</text:span>.</text:p>
          <text:list>
            <text:list-item>
              <text:p text:style-name="P6">The script fetches the database link (<text:span text:style-name="Source_20_Text">@DBlink</text:span>) for the current position (<text:span text:style-name="Source_20_Text">@pos</text:span>).</text:p>
            </text:list-item>
            <text:list-item>
              <text:p text:style-name="P6">A dynamic SQL query is constructed to compute the row count and checksum for the current table using <text:span text:style-name="Source_20_Text">COUNT_BIG(*)</text:span> and <text:span text:style-name="Source_20_Text">BINARY_CHECKSUM</text:span> over the specified fields.</text:p>
            </text:list-item>
            <text:list-item>
              <text:p text:style-name="P6">The <text:span text:style-name="Source_20_Text">WITH (TABLOCK HOLDLOCK)</text:span> hint is applied to ensure that a table-level lock is taken during the operation, maintaining data consistency for the duration of the query.</text:p>
            </text:list-item>
          </text:list>
        </text:list-item>
        <text:list-item>
          <text:p text:style-name="P6"><text:span text:style-name="Strong_20_Emphasis">Dynamic SQL Execution</text:span>: The dynamic SQL query is executed using <text:span text:style-name="Source_20_Text">sp_executesql</text:span> to calculate the checksum and row count for the table.</text:p>
        </text:list-item>
        <text:list-item>
          <text:p text:style-name="P6"><text:span text:style-name="Strong_20_Emphasis">Comparison of Results</text:span>: After calculating the checksum and row count for the current table, the script compares the results with previous tables in the <text:span text:style-name="Source_20_Text">@DbLinkTABLE</text:span>:</text:p>
          <text:list>
            <text:list-item>
              <text:p text:style-name="P6">If the checksum and count are different from previous ones, the result is set to 'ERROR !!'.</text:p>
            </text:list-item>
            <text:list-item>
              <text:p text:style-name="P6"><text:soft-page-break/>If the checksum and count match, the result is set to 'OK'.</text:p>
            </text:list-item>
            <text:list-item>
              <text:p text:style-name="P6">If the checksum or count is zero (indicating an issue with the calculation), the result is set to 'UNKNOWN'.</text:p>
            </text:list-item>
          </text:list>
        </text:list-item>
        <text:list-item>
          <text:p text:style-name="P6"><text:span text:style-name="Strong_20_Emphasis">Storing Results</text:span>: The checksum, count, and result are then stored in the <text:span text:style-name="Source_20_Text">@DbLinkTABLE</text:span> for future reference.</text:p>
        </text:list-item>
        <text:list-item>
          <text:p text:style-name="P5"><text:span text:style-name="Strong_20_Emphasis">Final Output</text:span>: After all iterations, the script outputs the final table with the results, which includes the checksum, row count, and the status ('OK', 'ERROR !!', or 'UNKNOWN') for each database link.</text:p>
        </text:list-item>
      </text:list>
      <text:h text:style-name="Heading_20_3" text:outline-level="3">Key Points to Adjust:</text:h>
      <text:list text:style-name="L4">
        <text:list-item>
          <text:p text:style-name="P8"><text:span text:style-name="Strong_20_Emphasis">Field List (</text:span><text:span text:style-name="Strong_20_Emphasis"><text:span text:style-name="Source_20_Text">@FieldList</text:span></text:span><text:span text:style-name="Strong_20_Emphasis">)</text:span>: The field list is currently a placeholder (<text:span text:style-name="Source_20_Text">[Index], [Field 1], [Field 2]...</text:span>). You will need to replace this with the actual field names you want to calculate the checksum for.</text:p>
        </text:list-item>
        <text:list-item>
          <text:p text:style-name="P8"><text:span text:style-name="Strong_20_Emphasis">Database Links</text:span>: The table <text:span text:style-name="Source_20_Text">@DbLinkTABLE</text:span> should contain the names of the database links you're comparing. You can add more links as needed.</text:p>
        </text:list-item>
        <text:list-item>
          <text:p text:style-name="P7"><text:span text:style-name="Strong_20_Emphasis">Error Handling</text:span>: The script has basic error handling that will print the error message if something goes wrong.</text:p>
        </text:list-item>
      </text:list>
      <text:h text:style-name="Heading_20_3" text:outline-level="3">Example Adjustments:</text:h>
      <text:list text:style-name="L5">
        <text:list-item>
          <text:p text:style-name="P9">Update the <text:span text:style-name="Source_20_Text">@FieldList</text:span> variable with actual fields like this:</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6T10:07:25.986000000</meta:creation-date>
    <meta:generator>LibreOffice/24.2.5.2$Windows_X86_64 LibreOffice_project/bffef4ea93e59bebbeaf7f431bb02b1a39ee8a59</meta:generator>
    <dc:date>2024-11-26T10:09:27.809000000</dc:date>
    <meta:editing-duration>PT2M2S</meta:editing-duration>
    <meta:editing-cycles>1</meta:editing-cycles>
    <meta:document-statistic meta:table-count="0" meta:image-count="0" meta:object-count="0" meta:page-count="2" meta:paragraph-count="33" meta:word-count="590" meta:character-count="3477" meta:non-whitespace-character-count="2946"/>
  </office:meta>
</office:document-meta>
</file>